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2.785cm" svg:height="14.06cm" svg:x="0.663cm" svg:y="0.026cm" svg:viewBox="0 0 12786 14061" svg:d="M4262 10545l2131 3516M6393 14061l2131-3516M8524 10545h4262M12786 10545l-2131-3515M10655 7030l2131-3515M12786 3515h-4262M8524 3515l-2131-3515M6393 0l-2131 3515M4262 3515h-4262M0 3515l2131 3515M2131 7030l-2131 3515M0 10545h426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